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.16cm" svg:height="10.16cm" svg:x="0.625cm" svg:y="1.0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37:18</meta:creation-date>
    <dc:date>2013-01-31T19:37:38</dc:date>
    <dc:creator>SpaceFlyer </dc:creator>
    <meta:editing-duration>P0D</meta:editing-duration>
    <meta:editing-cycles>4</meta:editing-cycles>
    <meta:generator>LibreOffice/3.6$Linux_X86_64 LibreOffice_project/36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200" chart:interval-major="1500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0pt"/>
    </style:style>
    <style:style style:name="ch4" style:family="chart">
      <style:chart-properties chart:auto-position="true" style:rotation-angle="0"/>
      <style:text-properties fo:font-size="15pt" style:font-size-asian="15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0pt"/>
    </style:style>
    <style:style style:name="ch6" style:family="chart">
      <style:chart-properties chart:auto-position="true" style:rotation-angle="90"/>
      <style:text-properties fo:font-size="15pt" style:font-size-asian="15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1cm" svg:height="10.161cm" xlink:href="." xlink:type="simple" chart:class="chart:scatter" chart:style-name="ch1">
        <chart:plot-area chart:style-name="ch2" chart:data-source-has-labels="both" svg:x="1.554cm" svg:y="0.947cm" svg:width="8.201cm" svg:height="7.69cm">
          <chartooo:coordinate-region svg:x="2.546cm" svg:y="1.24cm" svg:width="7.05cm" svg:height="6.565cm"/>
          <chart:axis chart:dimension="x" chart:name="primary-x" chart:style-name="ch3" chartooo:axis-type="auto">
            <chart:title svg:x="5.413cm" svg:y="8.84cm" chart:style-name="ch4">
              <text:p>L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866cm" chart:style-name="ch6">
              <text:p>seconds</text:p>
            </chart:title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9" chart:values-cell-range-address="local-table.$D$2:.$D$21" chart:label-cell-address="local-table.$D$1" chart:class="chart:scatter">
            <chart:data-point chart:repeated="20"/>
          </chart:series>
          <chart:series chart:style-name="ch10" chart:values-cell-range-address="local-table.$E$2:.$E$21" chart:label-cell-address="local-table.$E$1" chart:class="chart:scatter">
            <chart:data-point chart:repeated="20"/>
          </chart:series>
          <chart:series chart:style-name="ch11" chart:values-cell-range-address="local-table.$F$2:.$F$21" chart:label-cell-address="local-table.$F$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0.043656">
                <text:p>0.043656</text:p>
              </table:table-cell>
              <table:table-cell office:value-type="float" office:value="0.3470034">
                <text:p>0.3470034</text:p>
              </table:table-cell>
              <table:table-cell office:value-type="float" office:value="0.0873954">
                <text:p>0.0873954</text:p>
              </table:table-cell>
              <table:table-cell office:value-type="float" office:value="0.095165">
                <text:p>0.0951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630458">
                <text:p>0.0630458</text:p>
              </table:table-cell>
              <table:table-cell office:value-type="float" office:value="0.7250476">
                <text:p>0.7250476</text:p>
              </table:table-cell>
              <table:table-cell office:value-type="float" office:value="0.0891368">
                <text:p>0.0891368</text:p>
              </table:table-cell>
              <table:table-cell office:value-type="float" office:value="0.1816604">
                <text:p>0.1816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912338">
                <text:p>0.0912338</text:p>
              </table:table-cell>
              <table:table-cell office:value-type="float" office:value="1.5911328">
                <text:p>1.5911328</text:p>
              </table:table-cell>
              <table:table-cell office:value-type="float" office:value="0.0954782">
                <text:p>0.0954782</text:p>
              </table:table-cell>
              <table:table-cell office:value-type="float" office:value="0.2576474">
                <text:p>0.2576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274278">
                <text:p>0.1274278</text:p>
              </table:table-cell>
              <table:table-cell office:value-type="float" office:value="2.2007054">
                <text:p>2.2007054</text:p>
              </table:table-cell>
              <table:table-cell office:value-type="float" office:value="0.0987404">
                <text:p>0.0987404</text:p>
              </table:table-cell>
              <table:table-cell office:value-type="float" office:value="0.337303">
                <text:p>0.337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71875">
                <text:p>0.171875</text:p>
              </table:table-cell>
              <table:table-cell office:value-type="float" office:value="3.7276858">
                <text:p>3.7276858</text:p>
              </table:table-cell>
              <table:table-cell office:value-type="float" office:value="0.1068332">
                <text:p>0.1068332</text:p>
              </table:table-cell>
              <table:table-cell office:value-type="float" office:value="0.4083094">
                <text:p>0.408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000572">
                <text:p>0.2000572</text:p>
              </table:table-cell>
              <table:table-cell office:value-type="float" office:value="NaN">
                <text:p>NaN</text:p>
              </table:table-cell>
              <table:table-cell office:value-type="float" office:value="0.1124418">
                <text:p>0.1124418</text:p>
              </table:table-cell>
              <table:table-cell office:value-type="float" office:value="0.436591">
                <text:p>0.436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304252">
                <text:p>0.2304252</text:p>
              </table:table-cell>
              <table:table-cell office:value-type="float" office:value="NaN">
                <text:p>NaN</text:p>
              </table:table-cell>
              <table:table-cell office:value-type="float" office:value="0.1219968">
                <text:p>0.1219968</text:p>
              </table:table-cell>
              <table:table-cell office:value-type="float" office:value="0.5429698">
                <text:p>0.5429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278668">
                <text:p>0.278668</text:p>
              </table:table-cell>
              <table:table-cell office:value-type="float" office:value="NaN">
                <text:p>NaN</text:p>
              </table:table-cell>
              <table:table-cell office:value-type="float" office:value="0.1310212">
                <text:p>0.1310212</text:p>
              </table:table-cell>
              <table:table-cell office:value-type="float" office:value="0.6572518">
                <text:p>0.6572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298999">
                <text:p>0.298999</text:p>
              </table:table-cell>
              <table:table-cell office:value-type="float" office:value="NaN">
                <text:p>NaN</text:p>
              </table:table-cell>
              <table:table-cell office:value-type="float" office:value="0.1285466">
                <text:p>0.1285466</text:p>
              </table:table-cell>
              <table:table-cell office:value-type="float" office:value="0.651147">
                <text:p>0.651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71201">
                <text:p>0.371201</text:p>
              </table:table-cell>
              <table:table-cell office:value-type="float" office:value="NaN">
                <text:p>NaN</text:p>
              </table:table-cell>
              <table:table-cell office:value-type="float" office:value="0.1447242">
                <text:p>0.1447242</text:p>
              </table:table-cell>
              <table:table-cell office:value-type="float" office:value="0.678506">
                <text:p>0.678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1713016">
                <text:p>0.1713016</text:p>
              </table:table-cell>
              <table:table-cell office:value-type="float" office:value="NaN">
                <text:p>NaN</text:p>
              </table:table-cell>
              <table:table-cell office:value-type="float" office:value="0.1566286">
                <text:p>0.1566286</text:p>
              </table:table-cell>
              <table:table-cell office:value-type="float" office:value="0.8999984">
                <text:p>0.899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1905618">
                <text:p>0.1905618</text:p>
              </table:table-cell>
              <table:table-cell office:value-type="float" office:value="NaN">
                <text:p>NaN</text:p>
              </table:table-cell>
              <table:table-cell office:value-type="float" office:value="0.164168">
                <text:p>0.164168</text:p>
              </table:table-cell>
              <table:table-cell office:value-type="float" office:value="1.0318392">
                <text:p>1.0318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0.2248296">
                <text:p>0.2248296</text:p>
              </table:table-cell>
              <table:table-cell office:value-type="float" office:value="NaN">
                <text:p>NaN</text:p>
              </table:table-cell>
              <table:table-cell office:value-type="float" office:value="0.18348">
                <text:p>0.18348</text:p>
              </table:table-cell>
              <table:table-cell office:value-type="float" office:value="1.2073744">
                <text:p>1.2073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0.2436008">
                <text:p>0.2436008</text:p>
              </table:table-cell>
              <table:table-cell office:value-type="float" office:value="NaN">
                <text:p>NaN</text:p>
              </table:table-cell>
              <table:table-cell office:value-type="float" office:value="0.202226">
                <text:p>0.202226</text:p>
              </table:table-cell>
              <table:table-cell office:value-type="float" office:value="1.3184962">
                <text:p>1.3184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269796">
                <text:p>0.269796</text:p>
              </table:table-cell>
              <table:table-cell office:value-type="float" office:value="NaN">
                <text:p>NaN</text:p>
              </table:table-cell>
              <table:table-cell office:value-type="float" office:value="0.1952364">
                <text:p>0.1952364</text:p>
              </table:table-cell>
              <table:table-cell office:value-type="float" office:value="1.572359">
                <text:p>1.572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0.311814">
                <text:p>0.311814</text:p>
              </table:table-cell>
              <table:table-cell office:value-type="float" office:value="NaN">
                <text:p>NaN</text:p>
              </table:table-cell>
              <table:table-cell office:value-type="float" office:value="0.2234836">
                <text:p>0.2234836</text:p>
              </table:table-cell>
              <table:table-cell office:value-type="float" office:value="1.8403482">
                <text:p>1.8403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0.3299472">
                <text:p>0.3299472</text:p>
              </table:table-cell>
              <table:table-cell office:value-type="float" office:value="NaN">
                <text:p>NaN</text:p>
              </table:table-cell>
              <table:table-cell office:value-type="float" office:value="0.2343158">
                <text:p>0.2343158</text:p>
              </table:table-cell>
              <table:table-cell office:value-type="float" office:value="2.0211694">
                <text:p>2.0211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0">
                <text:p>2600</text:p>
              </table:table-cell>
              <table:table-cell office:value-type="float" office:value="0.3494238">
                <text:p>0.3494238</text:p>
              </table:table-cell>
              <table:table-cell office:value-type="float" office:value="NaN">
                <text:p>NaN</text:p>
              </table:table-cell>
              <table:table-cell office:value-type="float" office:value="0.264101">
                <text:p>0.264101</text:p>
              </table:table-cell>
              <table:table-cell office:value-type="float" office:value="2.211671">
                <text:p>2.211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3816168">
                <text:p>0.3816168</text:p>
              </table:table-cell>
              <table:table-cell office:value-type="float" office:value="NaN">
                <text:p>NaN</text:p>
              </table:table-cell>
              <table:table-cell office:value-type="float" office:value="0.2881384">
                <text:p>0.2881384</text:p>
              </table:table-cell>
              <table:table-cell office:value-type="float" office:value="2.4575636">
                <text:p>2.457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.4141252">
                <text:p>0.4141252</text:p>
              </table:table-cell>
              <table:table-cell office:value-type="float" office:value="NaN">
                <text:p>NaN</text:p>
              </table:table-cell>
              <table:table-cell office:value-type="float" office:value="0.2944238">
                <text:p>0.2944238</text:p>
              </table:table-cell>
              <table:table-cell office:value-type="float" office:value="2.6008434">
                <text:p>2.6008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